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bf36" officeooo:paragraph-rsid="001bbf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bf36" officeooo:paragraph-rsid="001bbf3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ens du projet</text:p>
      <text:p text:style-name="P1"/>
      <text:p text:style-name="P1"/>
      <text:p text:style-name="P1"/>
      <text:p text:style-name="P1">Lien Trello: <text:a xlink:type="simple" xlink:href="https://trello.com/b/JDcsdmsm/ecf-restaurant" text:style-name="Internet_20_link" text:visited-style-name="Visited_20_Internet_20_Link">https://trello.com/b/JDcsdmsm/ecf-restaurant</text:a></text:p>
      <text:p text:style-name="P1"/>
      <text:p text:style-name="P1">Lien de la version en ligne:</text:p>
      <text:p text:style-name="P1"/>
      <text:p text:style-name="P1">Lien du projet Github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0S</meta:editing-duration>
    <meta:editing-cycles>3</meta:editing-cycles>
    <meta:generator>LibreOffice/5.2.3.3$Windows_x86 LibreOffice_project/d54a8868f08a7b39642414cf2c8ef2f228f780cf</meta:generator>
    <dc:date>2023-03-23T09:09:16.685000000</dc:date>
    <meta:document-statistic meta:table-count="0" meta:image-count="0" meta:object-count="0" meta:page-count="1" meta:paragraph-count="4" meta:word-count="16" meta:character-count="123" meta:non-whitespace-character-count="110"/>
    <meta:user-defined meta:name="Info 1"/>
    <meta:user-defined meta:name="Info 2"/>
    <meta:user-defined meta:name="Info 3"/>
    <meta:user-defined meta:name="Info 4"/>
  </office:meta>
</office:document-meta>
</file>